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1"/>
    <style:style style:name="ce2" style:family="table-cell" style:parent-style-name="Default" style:data-style-name="N1"/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6mm" svg:height="90.09mm" svg:x="240.77mm" svg:y="9.93mm">
            <draw:object draw:notify-on-update-of-ranges="Tabelle1.A2:Tabelle1.A2 Tabelle1.A3:Tabelle1.A60 Tabelle1.E2:Tabelle1.E2 Tabelle1.E3:Tabelle1.E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U2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v[dB]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Abstand[µ]</text:p>
          </table:table-cell>
          <table:table-cell/>
        </table:table-row>
        <table:table-row table:style-name="ro1">
          <table:table-cell office:value-type="float" office:value="100" calcext:value-type="float">
            <text:p>100,0000</text:p>
          </table:table-cell>
          <table:table-cell table:number-columns-repeated="2" office:value-type="float" office:value="10.4" calcext:value-type="float">
            <text:p>10,4000</text:p>
          </table:table-cell>
          <table:table-cell table:formula="of:=[.C2]/[.B2]" office:value-type="float" office:value="1" calcext:value-type="float">
            <text:p>1,0000</text:p>
          </table:table-cell>
          <table:table-cell table:formula="of:=20*LOG([.D2];10)" office:value-type="float" office:value="0" calcext:value-type="float">
            <text:p>0,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3"/>
        </table:table-row>
        <table:table-row table:style-name="ro1">
          <table:table-cell office:value-type="float" office:value="200" calcext:value-type="float">
            <text:p>200,0000</text:p>
          </table:table-cell>
          <table:table-cell table:number-columns-repeated="2" office:value-type="float" office:value="10.4" calcext:value-type="float">
            <text:p>10,4000</text:p>
          </table:table-cell>
          <table:table-cell table:formula="of:=[.C3]/[.B3]" office:value-type="float" office:value="1" calcext:value-type="float">
            <text:p>1,0000</text:p>
          </table:table-cell>
          <table:table-cell table:formula="of:=20*LOG([.D3];10)" office:value-type="float" office:value="0" calcext:value-type="float">
            <text:p>0,0000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300" calcext:value-type="float">
            <text:p>3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10.2" calcext:value-type="float">
            <text:p>10,2000</text:p>
          </table:table-cell>
          <table:table-cell table:formula="of:=[.C4]/[.B4]" office:value-type="float" office:value="1" calcext:value-type="float">
            <text:p>1,0000</text:p>
          </table:table-cell>
          <table:table-cell table:formula="of:=20*LOG([.D4];10)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10" calcext:value-type="float">
            <text:p>10,0000</text:p>
          </table:table-cell>
          <table:table-cell table:formula="of:=[.C5]/[.B5]" office:value-type="float" office:value="0.980392156862745" calcext:value-type="float">
            <text:p>0,9804</text:p>
          </table:table-cell>
          <table:table-cell table:formula="of:=20*LOG([.D5];10)" office:value-type="float" office:value="-0.172003435238351" calcext:value-type="float">
            <text:p>-0,172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9.9" calcext:value-type="float">
            <text:p>9,9000</text:p>
          </table:table-cell>
          <table:table-cell table:formula="of:=[.C6]/[.B6]" office:value-type="float" office:value="0.970588235294118" calcext:value-type="float">
            <text:p>0,9706</text:p>
          </table:table-cell>
          <table:table-cell table:formula="of:=20*LOG([.D6];10)" office:value-type="float" office:value="-0.259299543287352" calcext:value-type="float">
            <text:p>-0,2593</text:p>
          </table:table-cell>
          <table:table-cell table:number-columns-repeated="2"/>
          <table:table-cell office:value-type="float" office:value="93.6" calcext:value-type="float">
            <text:p>93,6</text:p>
          </table:table-cell>
          <table:table-cell/>
        </table:table-row>
        <table:table-row table:style-name="ro1">
          <table:table-cell office:value-type="float" office:value="600" calcext:value-type="float">
            <text:p>6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9.7" calcext:value-type="float">
            <text:p>9,7000</text:p>
          </table:table-cell>
          <table:table-cell table:formula="of:=[.C7]/[.B7]" office:value-type="float" office:value="0.950980392156863" calcext:value-type="float">
            <text:p>0,9510</text:p>
          </table:table-cell>
          <table:table-cell table:formula="of:=20*LOG([.D7];10)" office:value-type="float" office:value="-0.436568749913455" calcext:value-type="float">
            <text:p>-0,436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9.4" calcext:value-type="float">
            <text:p>9,4000</text:p>
          </table:table-cell>
          <table:table-cell table:formula="of:=[.C8]/[.B8]" office:value-type="float" office:value="0.92156862745098" calcext:value-type="float">
            <text:p>0,9216</text:p>
          </table:table-cell>
          <table:table-cell table:formula="of:=20*LOG([.D8];10)" office:value-type="float" office:value="-0.709446363244378" calcext:value-type="float">
            <text:p>-0,7094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9.2" calcext:value-type="float">
            <text:p>9,2000</text:p>
          </table:table-cell>
          <table:table-cell table:formula="of:=[.C9]/[.B9]" office:value-type="float" office:value="0.901960784313726" calcext:value-type="float">
            <text:p>0,9020</text:p>
          </table:table-cell>
          <table:table-cell table:formula="of:=20*LOG([.D9];10)" office:value-type="float" office:value="-0.896246888327246" calcext:value-type="float">
            <text:p>-0,8962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9" calcext:value-type="float">
            <text:p>9,0000</text:p>
          </table:table-cell>
          <table:table-cell table:formula="of:=[.C10]/[.B10]" office:value-type="float" office:value="0.882352941176471" calcext:value-type="float">
            <text:p>0,8824</text:p>
          </table:table-cell>
          <table:table-cell table:formula="of:=20*LOG([.D10];10)" office:value-type="float" office:value="-1.08715324645185" calcext:value-type="float">
            <text:p>-1,0872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.0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8.8" calcext:value-type="float">
            <text:p>8,8000</text:p>
          </table:table-cell>
          <table:table-cell table:formula="of:=[.C11]/[.B11]" office:value-type="float" office:value="0.862745098039216" calcext:value-type="float">
            <text:p>0,8627</text:p>
          </table:table-cell>
          <table:table-cell table:formula="of:=20*LOG([.D11];10)" office:value-type="float" office:value="-1.28234999223498" calcext:value-type="float">
            <text:p>-1,2823</text:p>
          </table:table-cell>
          <table:table-cell table:number-columns-repeated="2"/>
          <table:table-cell office:value-type="float" office:value="87.2" calcext:value-type="float">
            <text:p>87,2</text:p>
          </table:table-cell>
          <table:table-cell/>
        </table:table-row>
        <table:table-row table:style-name="ro1">
          <table:table-cell office:value-type="float" office:value="1100" calcext:value-type="float">
            <text:p>1.1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8.4" calcext:value-type="float">
            <text:p>8,4000</text:p>
          </table:table-cell>
          <table:table-cell table:formula="of:=[.C12]/[.B12]" office:value-type="float" office:value="0.823529411764706" calcext:value-type="float">
            <text:p>0,8235</text:p>
          </table:table-cell>
          <table:table-cell table:formula="of:=20*LOG([.D12];10)" office:value-type="float" office:value="-1.68641771400072" calcext:value-type="float">
            <text:p>-1,6864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.2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8.2" calcext:value-type="float">
            <text:p>8,2000</text:p>
          </table:table-cell>
          <table:table-cell table:formula="of:=[.C13]/[.B13]" office:value-type="float" office:value="0.803921568627451" calcext:value-type="float">
            <text:p>0,8039</text:p>
          </table:table-cell>
          <table:table-cell table:formula="of:=20*LOG([.D13];10)" office:value-type="float" office:value="-1.89572638756402" calcext:value-type="float">
            <text:p>-1,8957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.3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8" calcext:value-type="float">
            <text:p>8,0000</text:p>
          </table:table-cell>
          <table:table-cell table:formula="of:=[.C14]/[.B14]" office:value-type="float" office:value="0.784313725490196" calcext:value-type="float">
            <text:p>0,7843</text:p>
          </table:table-cell>
          <table:table-cell table:formula="of:=20*LOG([.D14];10)" office:value-type="float" office:value="-2.11020369539948" calcext:value-type="float">
            <text:p>-2,1102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.4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7.8" calcext:value-type="float">
            <text:p>7,8000</text:p>
          </table:table-cell>
          <table:table-cell table:formula="of:=[.C15]/[.B15]" office:value-type="float" office:value="0.764705882352941" calcext:value-type="float">
            <text:p>0,7647</text:p>
          </table:table-cell>
          <table:table-cell table:formula="of:=20*LOG([.D15];10)" office:value-type="float" office:value="-2.33011138142874" calcext:value-type="float">
            <text:p>-2,330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.5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7.6" calcext:value-type="float">
            <text:p>7,6000</text:p>
          </table:table-cell>
          <table:table-cell table:formula="of:=[.C16]/[.B16]" office:value-type="float" office:value="0.745098039215686" calcext:value-type="float">
            <text:p>0,7451</text:p>
          </table:table-cell>
          <table:table-cell table:formula="of:=20*LOG([.D16];10)" office:value-type="float" office:value="-2.55573158962252" calcext:value-type="float">
            <text:p>-2,5557</text:p>
          </table:table-cell>
          <table:table-cell table:number-columns-repeated="2"/>
          <table:table-cell office:value-type="float" office:value="80.8" calcext:value-type="float">
            <text:p>80,8</text:p>
          </table:table-cell>
          <table:table-cell/>
        </table:table-row>
        <table:table-row table:style-name="ro1">
          <table:table-cell table:formula="of:=1591.549" office:value-type="float" office:value="1591.549" calcext:value-type="float">
            <text:p>1.591,5490</text:p>
          </table:table-cell>
          <table:table-cell table:formula="of:=10.2" office:value-type="float" office:value="10.2" calcext:value-type="float">
            <text:p>10,2000</text:p>
          </table:table-cell>
          <table:table-cell table:formula="of:=7.3" office:value-type="float" office:value="7.3" calcext:value-type="float">
            <text:p>7,3000</text:p>
          </table:table-cell>
          <table:table-cell table:formula="of:=[.C17]/[.B17]" office:value-type="float" office:value="0.715686274509804" calcext:value-type="float">
            <text:p>0,7157</text:p>
          </table:table-cell>
          <table:table-cell table:formula="of:=20*LOG([.D17];10)" office:value-type="float" office:value="-2.90554623282923" calcext:value-type="float">
            <text:p>-2,905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600" calcext:value-type="float">
            <text:p>1.6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7.2" calcext:value-type="float">
            <text:p>7,2000</text:p>
          </table:table-cell>
          <table:table-cell table:formula="of:=[.C18]/[.B18]" office:value-type="float" office:value="0.705882352941176" calcext:value-type="float">
            <text:p>0,7059</text:p>
          </table:table-cell>
          <table:table-cell table:formula="of:=20*LOG([.D18];10)" office:value-type="float" office:value="-3.02535350661298" calcext:value-type="float">
            <text:p>-3,0254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.7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7" calcext:value-type="float">
            <text:p>7,0000</text:p>
          </table:table-cell>
          <table:table-cell table:formula="of:=[.C19]/[.B19]" office:value-type="float" office:value="0.686274509803922" calcext:value-type="float">
            <text:p>0,6863</text:p>
          </table:table-cell>
          <table:table-cell table:formula="of:=20*LOG([.D19];10)" office:value-type="float" office:value="-3.27004263495321" calcext:value-type="float">
            <text:p>-3,2700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.8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6.8" calcext:value-type="float">
            <text:p>6,8000</text:p>
          </table:table-cell>
          <table:table-cell table:formula="of:=[.C20]/[.B20]" office:value-type="float" office:value="0.666666666666667" calcext:value-type="float">
            <text:p>0,6667</text:p>
          </table:table-cell>
          <table:table-cell table:formula="of:=20*LOG([.D20];10)" office:value-type="float" office:value="-3.52182518111362" calcext:value-type="float">
            <text:p>-3,5218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.9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6.7" calcext:value-type="float">
            <text:p>6,7000</text:p>
          </table:table-cell>
          <table:table-cell table:formula="of:=[.C21]/[.B21]" office:value-type="float" office:value="0.656862745098039" calcext:value-type="float">
            <text:p>0,6569</text:p>
          </table:table-cell>
          <table:table-cell table:formula="of:=20*LOG([.D21];10)" office:value-type="float" office:value="-3.65050738122182" calcext:value-type="float">
            <text:p>-3,650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.0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6.5" calcext:value-type="float">
            <text:p>6,5000</text:p>
          </table:table-cell>
          <table:table-cell table:formula="of:=[.C22]/[.B22]" office:value-type="float" office:value="0.637254901960784" calcext:value-type="float">
            <text:p>0,6373</text:p>
          </table:table-cell>
          <table:table-cell table:formula="of:=20*LOG([.D22];10)" office:value-type="float" office:value="-3.91373630238124" calcext:value-type="float">
            <text:p>-3,9137</text:p>
          </table:table-cell>
          <table:table-cell table:number-columns-repeated="2"/>
          <table:table-cell office:value-type="float" office:value="69.6" calcext:value-type="float">
            <text:p>69,6</text:p>
          </table:table-cell>
          <table:table-cell/>
        </table:table-row>
        <table:table-row table:style-name="ro1">
          <table:table-cell office:value-type="float" office:value="2100" calcext:value-type="float">
            <text:p>2.1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6.2" calcext:value-type="float">
            <text:p>6,2000</text:p>
          </table:table-cell>
          <table:table-cell table:formula="of:=[.C23]/[.B23]" office:value-type="float" office:value="0.607843137254902" calcext:value-type="float">
            <text:p>0,6078</text:p>
          </table:table-cell>
          <table:table-cell table:formula="of:=20*LOG([.D23];10)" office:value-type="float" office:value="-4.32416964527327" calcext:value-type="float">
            <text:p>-4,3242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.2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6.1" calcext:value-type="float">
            <text:p>6,1000</text:p>
          </table:table-cell>
          <table:table-cell table:formula="of:=[.C24]/[.B24]" office:value-type="float" office:value="0.598039215686274" calcext:value-type="float">
            <text:p>0,5980</text:p>
          </table:table-cell>
          <table:table-cell table:formula="of:=20*LOG([.D24];10)" office:value-type="float" office:value="-4.46540673502301" calcext:value-type="float">
            <text:p>-4,4654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.3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6" calcext:value-type="float">
            <text:p>6,0000</text:p>
          </table:table-cell>
          <table:table-cell table:formula="of:=[.C25]/[.B25]" office:value-type="float" office:value="0.588235294117647" calcext:value-type="float">
            <text:p>0,5882</text:p>
          </table:table-cell>
          <table:table-cell table:formula="of:=20*LOG([.D25];10)" office:value-type="float" office:value="-4.60897842756548" calcext:value-type="float">
            <text:p>-4,6090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.4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5.8" calcext:value-type="float">
            <text:p>5,8000</text:p>
          </table:table-cell>
          <table:table-cell table:formula="of:=[.C26]/[.B26]" office:value-type="float" office:value="0.568627450980392" calcext:value-type="float">
            <text:p>0,5686</text:p>
          </table:table-cell>
          <table:table-cell table:formula="of:=20*LOG([.D26];10)" office:value-type="float" office:value="-4.90344356397961" calcext:value-type="float">
            <text:p>-4,9034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.5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5.6" calcext:value-type="float">
            <text:p>5,6000</text:p>
          </table:table-cell>
          <table:table-cell table:formula="of:=[.C27]/[.B27]" office:value-type="float" office:value="0.549019607843137" calcext:value-type="float">
            <text:p>0,5490</text:p>
          </table:table-cell>
          <table:table-cell table:formula="of:=20*LOG([.D27];10)" office:value-type="float" office:value="-5.20824289511434" calcext:value-type="float">
            <text:p>-5,2082</text:p>
          </table:table-cell>
          <table:table-cell table:number-columns-repeated="2"/>
          <table:table-cell office:value-type="float" office:value="61.6" calcext:value-type="float">
            <text:p>61,6</text:p>
          </table:table-cell>
          <table:table-cell/>
        </table:table-row>
        <table:table-row table:style-name="ro1">
          <table:table-cell office:value-type="float" office:value="2600" calcext:value-type="float">
            <text:p>2.6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5.5" calcext:value-type="float">
            <text:p>5,5000</text:p>
          </table:table-cell>
          <table:table-cell table:formula="of:=[.C28]/[.B28]" office:value-type="float" office:value="0.53921568627451" calcext:value-type="float">
            <text:p>0,5392</text:p>
          </table:table-cell>
          <table:table-cell table:formula="of:=20*LOG([.D28];10)" office:value-type="float" office:value="-5.36474964535347" calcext:value-type="float">
            <text:p>-5,3647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.7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5.4" calcext:value-type="float">
            <text:p>5,4000</text:p>
          </table:table-cell>
          <table:table-cell table:formula="of:=[.C29]/[.B29]" office:value-type="float" office:value="0.529411764705882" calcext:value-type="float">
            <text:p>0,5294</text:p>
          </table:table-cell>
          <table:table-cell table:formula="of:=20*LOG([.D29];10)" office:value-type="float" office:value="-5.52412823877898" calcext:value-type="float">
            <text:p>-5,5241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.8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5.2" calcext:value-type="float">
            <text:p>5,2000</text:p>
          </table:table-cell>
          <table:table-cell table:formula="of:=[.C30]/[.B30]" office:value-type="float" office:value="0.509803921568628" calcext:value-type="float">
            <text:p>0,5098</text:p>
          </table:table-cell>
          <table:table-cell table:formula="of:=20*LOG([.D30];10)" office:value-type="float" office:value="-5.85193656254237" calcext:value-type="float">
            <text:p>-5,851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.9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5.1" calcext:value-type="float">
            <text:p>5,1000</text:p>
          </table:table-cell>
          <table:table-cell table:formula="of:=[.C31]/[.B31]" office:value-type="float" office:value="0.5" calcext:value-type="float">
            <text:p>0,5000</text:p>
          </table:table-cell>
          <table:table-cell table:formula="of:=20*LOG([.D31];10)" office:value-type="float" office:value="-6.02059991327962" calcext:value-type="float">
            <text:p>-6,0206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.0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5" calcext:value-type="float">
            <text:p>5,0000</text:p>
          </table:table-cell>
          <table:table-cell table:formula="of:=[.C32]/[.B32]" office:value-type="float" office:value="0.490196078431373" calcext:value-type="float">
            <text:p>0,4902</text:p>
          </table:table-cell>
          <table:table-cell table:formula="of:=20*LOG([.D32];10)" office:value-type="float" office:value="-6.19260334851797" calcext:value-type="float">
            <text:p>-6,1926</text:p>
          </table:table-cell>
          <table:table-cell table:number-columns-repeated="2"/>
          <table:table-cell office:value-type="float" office:value="55.2" calcext:value-type="float">
            <text:p>55,2</text:p>
          </table:table-cell>
          <table:table-cell/>
        </table:table-row>
        <table:table-row table:style-name="ro1">
          <table:table-cell office:value-type="float" office:value="3100" calcext:value-type="float">
            <text:p>3.1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4.8" calcext:value-type="float">
            <text:p>4,8000</text:p>
          </table:table-cell>
          <table:table-cell table:formula="of:=[.C33]/[.B33]" office:value-type="float" office:value="0.470588235294118" calcext:value-type="float">
            <text:p>0,4706</text:p>
          </table:table-cell>
          <table:table-cell table:formula="of:=20*LOG([.D33];10)" office:value-type="float" office:value="-6.54717868772661" calcext:value-type="float">
            <text:p>-6,5472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.2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4.7" calcext:value-type="float">
            <text:p>4,7000</text:p>
          </table:table-cell>
          <table:table-cell table:formula="of:=[.C34]/[.B34]" office:value-type="float" office:value="0.46078431372549" calcext:value-type="float">
            <text:p>0,4608</text:p>
          </table:table-cell>
          <table:table-cell table:formula="of:=20*LOG([.D34];10)" office:value-type="float" office:value="-6.730046276524" calcext:value-type="float">
            <text:p>-6,7300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.3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4.6" calcext:value-type="float">
            <text:p>4,6000</text:p>
          </table:table-cell>
          <table:table-cell table:formula="of:=[.C35]/[.B35]" office:value-type="float" office:value="0.450980392156863" calcext:value-type="float">
            <text:p>0,4510</text:p>
          </table:table-cell>
          <table:table-cell table:formula="of:=20*LOG([.D35];10)" office:value-type="float" office:value="-6.91684680160687" calcext:value-type="float">
            <text:p>-6,9168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.4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4.4" calcext:value-type="float">
            <text:p>4,4000</text:p>
          </table:table-cell>
          <table:table-cell table:formula="of:=[.C36]/[.B36]" office:value-type="float" office:value="0.431372549019608" calcext:value-type="float">
            <text:p>0,4314</text:p>
          </table:table-cell>
          <table:table-cell table:formula="of:=20*LOG([.D36];10)" office:value-type="float" office:value="-7.3029499055146" calcext:value-type="float">
            <text:p>-7,302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.5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4.4" calcext:value-type="float">
            <text:p>4,4000</text:p>
          </table:table-cell>
          <table:table-cell table:formula="of:=[.C37]/[.B37]" office:value-type="float" office:value="0.431372549019608" calcext:value-type="float">
            <text:p>0,4314</text:p>
          </table:table-cell>
          <table:table-cell table:formula="of:=20*LOG([.D37];10)" office:value-type="float" office:value="-7.3029499055146" calcext:value-type="float">
            <text:p>-7,3029</text:p>
          </table:table-cell>
          <table:table-cell table:number-columns-repeated="2"/>
          <table:table-cell office:value-type="float" office:value="50.4" calcext:value-type="float">
            <text:p>50,4</text:p>
          </table:table-cell>
          <table:table-cell/>
        </table:table-row>
        <table:table-row table:style-name="ro1">
          <table:table-cell office:value-type="float" office:value="3600" calcext:value-type="float">
            <text:p>3.6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4.3" calcext:value-type="float">
            <text:p>4,3000</text:p>
          </table:table-cell>
          <table:table-cell table:formula="of:=[.C38]/[.B38]" office:value-type="float" office:value="0.42156862745098" calcext:value-type="float">
            <text:p>0,4216</text:p>
          </table:table-cell>
          <table:table-cell table:formula="of:=20*LOG([.D38];10)" office:value-type="float" office:value="-7.50263432364662" calcext:value-type="float">
            <text:p>-7,5026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.7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4.2" calcext:value-type="float">
            <text:p>4,2000</text:p>
          </table:table-cell>
          <table:table-cell table:formula="of:=[.C39]/[.B39]" office:value-type="float" office:value="0.411764705882353" calcext:value-type="float">
            <text:p>0,4118</text:p>
          </table:table-cell>
          <table:table-cell table:formula="of:=20*LOG([.D39];10)" office:value-type="float" office:value="-7.70701762728034" calcext:value-type="float">
            <text:p>-7,7070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.8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4" calcext:value-type="float">
            <text:p>4,0000</text:p>
          </table:table-cell>
          <table:table-cell table:formula="of:=[.C40]/[.B40]" office:value-type="float" office:value="0.392156862745098" calcext:value-type="float">
            <text:p>0,3922</text:p>
          </table:table-cell>
          <table:table-cell table:formula="of:=20*LOG([.D40];10)" office:value-type="float" office:value="-8.1308036086791" calcext:value-type="float">
            <text:p>-8,1308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.9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4" calcext:value-type="float">
            <text:p>4,0000</text:p>
          </table:table-cell>
          <table:table-cell table:formula="of:=[.C41]/[.B41]" office:value-type="float" office:value="0.392156862745098" calcext:value-type="float">
            <text:p>0,3922</text:p>
          </table:table-cell>
          <table:table-cell table:formula="of:=20*LOG([.D41];10)" office:value-type="float" office:value="-8.1308036086791" calcext:value-type="float">
            <text:p>-8,1308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.0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3.9" calcext:value-type="float">
            <text:p>3,9000</text:p>
          </table:table-cell>
          <table:table-cell table:formula="of:=[.C42]/[.B42]" office:value-type="float" office:value="0.382352941176471" calcext:value-type="float">
            <text:p>0,3824</text:p>
          </table:table-cell>
          <table:table-cell table:formula="of:=20*LOG([.D42];10)" office:value-type="float" office:value="-8.35071129470837" calcext:value-type="float">
            <text:p>-8,3507</text:p>
          </table:table-cell>
          <table:table-cell table:number-columns-repeated="2"/>
          <table:table-cell office:value-type="float" office:value="47.2" calcext:value-type="float">
            <text:p>47,2</text:p>
          </table:table-cell>
          <table:table-cell/>
        </table:table-row>
        <table:table-row table:style-name="ro1">
          <table:table-cell office:value-type="float" office:value="4250" calcext:value-type="float">
            <text:p>4.25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3.6" calcext:value-type="float">
            <text:p>3,6000</text:p>
          </table:table-cell>
          <table:table-cell table:formula="of:=[.C43]/[.B43]" office:value-type="float" office:value="0.352941176470588" calcext:value-type="float">
            <text:p>0,3529</text:p>
          </table:table-cell>
          <table:table-cell table:formula="of:=20*LOG([.D43];10)" office:value-type="float" office:value="-9.0459534198926" calcext:value-type="float">
            <text:p>-9,0460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.5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3.5" calcext:value-type="float">
            <text:p>3,5000</text:p>
          </table:table-cell>
          <table:table-cell table:formula="of:=[.C44]/[.B44]" office:value-type="float" office:value="0.343137254901961" calcext:value-type="float">
            <text:p>0,3431</text:p>
          </table:table-cell>
          <table:table-cell table:formula="of:=20*LOG([.D44];10)" office:value-type="float" office:value="-9.29064254823284" calcext:value-type="float">
            <text:p>-9,2906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.75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3.4" calcext:value-type="float">
            <text:p>3,4000</text:p>
          </table:table-cell>
          <table:table-cell table:formula="of:=[.C45]/[.B45]" office:value-type="float" office:value="0.333333333333333" calcext:value-type="float">
            <text:p>0,3333</text:p>
          </table:table-cell>
          <table:table-cell table:formula="of:=20*LOG([.D45];10)" office:value-type="float" office:value="-9.54242509439325" calcext:value-type="float">
            <text:p>-9,5424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.0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3.2" calcext:value-type="float">
            <text:p>3,2000</text:p>
          </table:table-cell>
          <table:table-cell table:formula="of:=[.C46]/[.B46]" office:value-type="float" office:value="0.313725490196078" calcext:value-type="float">
            <text:p>0,3137</text:p>
          </table:table-cell>
          <table:table-cell table:formula="of:=20*LOG([.D46];10)" office:value-type="float" office:value="-10.0690038688402" calcext:value-type="float">
            <text:p>-10,069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500" calcext:value-type="float">
            <text:p>5.5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2.9" calcext:value-type="float">
            <text:p>2,9000</text:p>
          </table:table-cell>
          <table:table-cell table:formula="of:=[.C47]/[.B47]" office:value-type="float" office:value="0.284313725490196" calcext:value-type="float">
            <text:p>0,2843</text:p>
          </table:table-cell>
          <table:table-cell table:formula="of:=20*LOG([.D47];10)" office:value-type="float" office:value="-10.9240434772592" calcext:value-type="float">
            <text:p>-10,9240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.0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2.7" calcext:value-type="float">
            <text:p>2,7000</text:p>
          </table:table-cell>
          <table:table-cell table:formula="of:=[.C48]/[.B48]" office:value-type="float" office:value="0.264705882352941" calcext:value-type="float">
            <text:p>0,2647</text:p>
          </table:table-cell>
          <table:table-cell table:formula="of:=20*LOG([.D48];10)" office:value-type="float" office:value="-11.5447281520586" calcext:value-type="float">
            <text:p>-11,5447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.5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2.5" calcext:value-type="float">
            <text:p>2,5000</text:p>
          </table:table-cell>
          <table:table-cell table:formula="of:=[.C49]/[.B49]" office:value-type="float" office:value="0.245098039215686" calcext:value-type="float">
            <text:p>0,2451</text:p>
          </table:table-cell>
          <table:table-cell table:formula="of:=20*LOG([.D49];10)" office:value-type="float" office:value="-12.2132032617976" calcext:value-type="float">
            <text:p>-12,2132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.000,0000</text:p>
          </table:table-cell>
          <table:table-cell table:formula="of:=10.2" office:value-type="float" office:value="10.2" calcext:value-type="float">
            <text:p>10,2000</text:p>
          </table:table-cell>
          <table:table-cell office:value-type="float" office:value="2.4" calcext:value-type="float">
            <text:p>2,4000</text:p>
          </table:table-cell>
          <table:table-cell table:formula="of:=[.C50]/[.B50]" office:value-type="float" office:value="0.235294117647059" calcext:value-type="float">
            <text:p>0,2353</text:p>
          </table:table-cell>
          <table:table-cell table:formula="of:=20*LOG([.D50];10)" office:value-type="float" office:value="-12.5677786010062" calcext:value-type="float">
            <text:p>-12,5678</text:p>
          </table:table-cell>
          <table:table-cell table:number-columns-repeated="2"/>
          <table:table-cell office:value-type="float" office:value="31.2" calcext:value-type="float">
            <text:p>31,2</text:p>
          </table:table-cell>
          <table:table-cell/>
        </table:table-row>
        <table:table-row table:style-name="ro1">
          <table:table-cell office:value-type="float" office:value="8000" calcext:value-type="float">
            <text:p>8.000,0000</text:p>
          </table:table-cell>
          <table:table-cell table:formula="of:=10.2" office:value-type="float" office:value="10.2" calcext:value-type="float">
            <text:p>10,2000</text:p>
          </table:table-cell>
          <table:table-cell table:style-name="Default" office:value-type="float" office:value="2" calcext:value-type="float">
            <text:p>2</text:p>
          </table:table-cell>
          <table:table-cell table:formula="of:=[.C51]/[.B51]" office:value-type="float" office:value="0.196078431372549" calcext:value-type="float">
            <text:p>0,1961</text:p>
          </table:table-cell>
          <table:table-cell table:formula="of:=20*LOG([.D51];10)" office:value-type="float" office:value="-14.1514035219587" calcext:value-type="float">
            <text:p>-14,1514</text:p>
          </table:table-cell>
          <table:table-cell table:number-columns-repeated="2"/>
          <table:table-cell office:value-type="float" office:value="27.2" calcext:value-type="float">
            <text:p>27,2</text:p>
          </table:table-cell>
          <table:table-cell/>
        </table:table-row>
        <table:table-row table:style-name="ro1">
          <table:table-cell table:style-name="Default" office:value-type="float" office:value="9000" calcext:value-type="float">
            <text:p>9000</text:p>
          </table:table-cell>
          <table:table-cell table:formula="of:=10.2" office:value-type="float" office:value="10.2" calcext:value-type="float">
            <text:p>10,2000</text:p>
          </table:table-cell>
          <table:table-cell table:style-name="Default" office:value-type="float" office:value="1.9" calcext:value-type="float">
            <text:p>1,9</text:p>
          </table:table-cell>
          <table:table-cell table:formula="of:=[.C52]/[.B52]" office:value-type="float" office:value="0.186274509803922" calcext:value-type="float">
            <text:p>0,1863</text:p>
          </table:table-cell>
          <table:table-cell table:formula="of:=20*LOG([.D52];10)" office:value-type="float" office:value="-14.5969314161818" calcext:value-type="float">
            <text:p>-14,596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.000,0000</text:p>
          </table:table-cell>
          <table:table-cell table:formula="of:=10.2" office:value-type="float" office:value="10.2" calcext:value-type="float">
            <text:p>10,2000</text:p>
          </table:table-cell>
          <table:table-cell table:style-name="Default" office:value-type="float" office:value="1.8" calcext:value-type="float">
            <text:p>1,8</text:p>
          </table:table-cell>
          <table:table-cell table:formula="of:=[.C53]/[.B53]" office:value-type="float" office:value="0.176470588235294" calcext:value-type="float">
            <text:p>0,1765</text:p>
          </table:table-cell>
          <table:table-cell table:formula="of:=20*LOG([.D53];10)" office:value-type="float" office:value="-15.0665533331722" calcext:value-type="float">
            <text:p>-15,0666</text:p>
          </table:table-cell>
          <table:table-cell table:number-columns-repeated="2"/>
          <table:table-cell office:value-type="float" office:value="21.6" calcext:value-type="float">
            <text:p>21,6</text:p>
          </table:table-cell>
          <table:table-cell/>
        </table:table-row>
        <table:table-row table:style-name="ro1">
          <table:table-cell table:style-name="Default" office:value-type="float" office:value="15000" calcext:value-type="float">
            <text:p>15000</text:p>
          </table:table-cell>
          <table:table-cell table:formula="of:=10.2" office:value-type="float" office:value="10.2" calcext:value-type="float">
            <text:p>10,2000</text:p>
          </table:table-cell>
          <table:table-cell table:style-name="Default" office:value-type="float" office:value="1.2" calcext:value-type="float">
            <text:p>1,2</text:p>
          </table:table-cell>
          <table:table-cell table:formula="of:=[.C54]/[.B54]" office:value-type="float" office:value="0.117647058823529" calcext:value-type="float">
            <text:p>0,1176</text:p>
          </table:table-cell>
          <table:table-cell table:formula="of:=20*LOG([.D54];10)" office:value-type="float" office:value="-18.5883785142859" calcext:value-type="float">
            <text:p>-18,5884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.000,0000</text:p>
          </table:table-cell>
          <table:table-cell table:formula="of:=10.2" office:value-type="float" office:value="10.2" calcext:value-type="float">
            <text:p>10,2000</text:p>
          </table:table-cell>
          <table:table-cell table:style-name="Default" office:value-type="float" office:value="0.9" calcext:value-type="float">
            <text:p>0,9</text:p>
          </table:table-cell>
          <table:table-cell table:formula="of:=[.C55]/[.B55]" office:value-type="float" office:value="0.0882352941176471" calcext:value-type="float">
            <text:p>0,0882</text:p>
          </table:table-cell>
          <table:table-cell table:formula="of:=20*LOG([.D55];10)" office:value-type="float" office:value="-21.0871532464518" calcext:value-type="float">
            <text:p>-21,0872</text:p>
          </table:table-cell>
          <table:table-cell table:number-columns-repeated="4"/>
        </table:table-row>
        <table:table-row table:style-name="ro1">
          <table:table-cell office:value-type="float" office:value="30000" calcext:value-type="float">
            <text:p>30.000,0000</text:p>
          </table:table-cell>
          <table:table-cell table:formula="of:=10.2" office:value-type="float" office:value="10.2" calcext:value-type="float">
            <text:p>10,2000</text:p>
          </table:table-cell>
          <table:table-cell table:style-name="Default" office:value-type="float" office:value="0.6" calcext:value-type="float">
            <text:p>0,6</text:p>
          </table:table-cell>
          <table:table-cell table:formula="of:=[.C56]/[.B56]" office:value-type="float" office:value="0.0588235294117647" calcext:value-type="float">
            <text:p>0,0588</text:p>
          </table:table-cell>
          <table:table-cell table:formula="of:=20*LOG([.D56];10)" office:value-type="float" office:value="-24.6089784275655" calcext:value-type="float">
            <text:p>-24,6090</text:p>
          </table:table-cell>
          <table:table-cell table:number-columns-repeated="4"/>
        </table:table-row>
        <table:table-row table:style-name="ro1">
          <table:table-cell office:value-type="float" office:value="50000" calcext:value-type="float">
            <text:p>50.000,0000</text:p>
          </table:table-cell>
          <table:table-cell table:formula="of:=10.2" office:value-type="float" office:value="10.2" calcext:value-type="float">
            <text:p>10,2000</text:p>
          </table:table-cell>
          <table:table-cell table:style-name="Default" office:value-type="float" office:value="0.4" calcext:value-type="float">
            <text:p>0,4</text:p>
          </table:table-cell>
          <table:table-cell table:formula="of:=[.C57]/[.B57]" office:value-type="float" office:value="0.0392156862745098" calcext:value-type="float">
            <text:p>0,0392</text:p>
          </table:table-cell>
          <table:table-cell table:formula="of:=20*LOG([.D57];10)" office:value-type="float" office:value="-28.1308036086791" calcext:value-type="float">
            <text:p>-28,1308</text:p>
          </table:table-cell>
          <table:table-cell table:number-columns-repeated="4"/>
        </table:table-row>
        <table:table-row table:style-name="ro1">
          <table:table-cell office:value-type="float" office:value="75000" calcext:value-type="float">
            <text:p>75.000,0000</text:p>
          </table:table-cell>
          <table:table-cell table:formula="of:=10.2" office:value-type="float" office:value="10.2" calcext:value-type="float">
            <text:p>10,2000</text:p>
          </table:table-cell>
          <table:table-cell table:style-name="Default" office:value-type="float" office:value="0.4" calcext:value-type="float">
            <text:p>0,4</text:p>
          </table:table-cell>
          <table:table-cell table:formula="of:=[.C58]/[.B58]" office:value-type="float" office:value="0.0392156862745098" calcext:value-type="float">
            <text:p>0,0392</text:p>
          </table:table-cell>
          <table:table-cell table:formula="of:=20*LOG([.D58];10)" office:value-type="float" office:value="-28.1308036086791" calcext:value-type="float">
            <text:p>-28,1308</text:p>
          </table:table-cell>
          <table:table-cell table:number-columns-repeated="4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formula="of:=10.2" office:value-type="float" office:value="10.2" calcext:value-type="float">
            <text:p>10,2000</text:p>
          </table:table-cell>
          <table:table-cell table:style-name="Default" office:value-type="float" office:value="0.3" calcext:value-type="float">
            <text:p>0,3</text:p>
          </table:table-cell>
          <table:table-cell table:formula="of:=[.C59]/[.B59]" office:value-type="float" office:value="0.0294117647058824" calcext:value-type="float">
            <text:p>0,0294</text:p>
          </table:table-cell>
          <table:table-cell table:formula="of:=20*LOG([.D59];10)" office:value-type="float" office:value="-30.6295783408451" calcext:value-type="float">
            <text:p>-30,629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.000.000,0000</text:p>
          </table:table-cell>
          <table:table-cell table:formula="of:=10.2" office:value-type="float" office:value="10.2" calcext:value-type="float">
            <text:p>10,2000</text:p>
          </table:table-cell>
          <table:table-cell table:style-name="Default" office:value-type="float" office:value="0.2" calcext:value-type="float">
            <text:p>0,2</text:p>
          </table:table-cell>
          <table:table-cell table:formula="of:=[.C60]/[.B60]" office:value-type="float" office:value="0.0196078431372549" calcext:value-type="float">
            <text:p>0,0196</text:p>
          </table:table-cell>
          <table:table-cell table:formula="of:=20*LOG([.D60];10)" office:value-type="float" office:value="-34.1514035219587" calcext:value-type="float">
            <text:p>-34,1514</text:p>
          </table:table-cell>
          <table:table-cell table:number-columns-repeated="4"/>
        </table:table-row>
        <table:table-row table:style-name="ro1" table:number-rows-repeated="11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4:55:15.121000000</meta:creation-date>
    <dc:date>2021-10-06T16:33:42.225000000</dc:date>
    <meta:editing-duration>PT5M44S</meta:editing-duration>
    <meta:editing-cycles>2</meta:editing-cycles>
    <meta:generator>LibreOffice/6.2.4.2$Windows_X86_64 LibreOffice_project/2412653d852ce75f65fbfa83fb7e7b669a126d64</meta:generator>
    <meta:document-statistic meta:table-count="1" meta:cell-count="3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line" chart:style-name="ch1">
        <chart:title svg:x="6.716cm" svg:y="0.316cm" chart:style-name="ch2">
          <text:p>Verstärkung</text:p>
        </chart:title>
        <chart:legend chart:legend-position="end" svg:x="13.631cm" svg:y="4.206cm" style:legend-expansion="high" chart:style-name="ch3"/>
        <chart:plot-area chart:style-name="ch4" table:cell-range-address="Tabelle1.A2:Tabelle1.A60 Tabelle1.E2:Tabelle1.E60" chart:data-source-has-labels="both" svg:x="1.331cm" svg:y="1.275cm" svg:width="11.98cm" svg:height="6.574cm">
          <chartooo:coordinate-region svg:x="2.799cm" svg:y="1.474cm" svg:width="10.512cm" svg:height="4.385cm"/>
          <chart:axis chart:dimension="x" chart:name="primary-x" chart:style-name="ch5" chartooo:axis-type="auto">
            <chartooo:date-scale/>
            <chart:title svg:x="7.065cm" svg:y="8.029cm" chart:style-name="ch6">
              <text:p>Hz</text:p>
            </chart:title>
            <chart:categories table:cell-range-address="Tabelle1.A3:Tabelle1.A60"/>
          </chart:axis>
          <chart:axis chart:dimension="y" chart:name="primary-y" chart:style-name="ch7">
            <chart:title svg:x="0.451cm" svg:y="4.818cm" chart:style-name="ch8">
              <text:p>dB</text:p>
            </chart:title>
            <chart:grid chart:style-name="ch9" chart:class="major"/>
          </chart:axis>
          <chart:series chart:style-name="ch10" chart:values-cell-range-address="Tabelle1.E3:Tabelle1.E60" chart:label-cell-address="Tabelle1.E2:Tabelle1.E2" chart:class="chart:line"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000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Tabelle1.A3:Tabelle1.A60</svg:desc>
                </draw:g>
              </table:table-cell>
              <table:table-cell office:value-type="float" office:value="0">
                <text:p>0</text:p>
                <draw:g>
                  <svg:desc>Tabelle1.E3:Tabelle1.E60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0.172003435238351">
                <text:p>-0.17200343523835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259299543287352">
                <text:p>-0.25929954328735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-0.436568749913455">
                <text:p>-0.43656874991345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-0.709446363244378">
                <text:p>-0.70944636324437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-0.896246888327246">
                <text:p>-0.89624688832724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1.08715324645185">
                <text:p>-1.087153246451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1.28234999223498">
                <text:p>-1.2823499922349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1.68641771400072">
                <text:p>-1.6864177140007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1.89572638756402">
                <text:p>-1.8957263875640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2.11020369539948">
                <text:p>-2.1102036953994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-2.33011138142874">
                <text:p>-2.3301113814287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-2.55573158962252">
                <text:p>-2.55573158962252</text:p>
              </table:table-cell>
            </table:table-row>
            <table:table-row>
              <table:table-cell office:value-type="float" office:value="1591.549">
                <text:p>1591.549</text:p>
              </table:table-cell>
              <table:table-cell office:value-type="float" office:value="-2.90554623282923">
                <text:p>-2.9055462328292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-3.02535350661298">
                <text:p>-3.0253535066129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-3.27004263495321">
                <text:p>-3.2700426349532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-3.52182518111362">
                <text:p>-3.521825181113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-3.65050738122182">
                <text:p>-3.6505073812218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3.91373630238124">
                <text:p>-3.9137363023812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-4.32416964527327">
                <text:p>-4.3241696452732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-4.46540673502301">
                <text:p>-4.4654067350230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-4.60897842756548">
                <text:p>-4.6089784275654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-4.90344356397961">
                <text:p>-4.9034435639796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5.20824289511434">
                <text:p>-5.2082428951143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-5.36474964535347">
                <text:p>-5.3647496453534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-5.52412823877898">
                <text:p>-5.5241282387789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-5.85193656254237">
                <text:p>-5.85193656254237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-6.02059991327962">
                <text:p>-6.0205999132796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6.19260334851797">
                <text:p>-6.1926033485179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-6.54717868772661">
                <text:p>-6.5471786877266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-6.730046276524">
                <text:p>-6.73004627652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-6.91684680160687">
                <text:p>-6.9168468016068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-7.3029499055146">
                <text:p>-7.302949905514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-7.3029499055146">
                <text:p>-7.302949905514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-7.50263432364662">
                <text:p>-7.5026343236466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-7.70701762728034">
                <text:p>-7.7070176272803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-8.1308036086791">
                <text:p>-8.130803608679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-8.1308036086791">
                <text:p>-8.13080360867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8.35071129470837">
                <text:p>-8.35071129470837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-9.0459534198926">
                <text:p>-9.045953419892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-9.29064254823284">
                <text:p>-9.29064254823284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-9.54242509439325">
                <text:p>-9.542425094393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0.0690038688402">
                <text:p>-10.069003868840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-10.9240434772592">
                <text:p>-10.924043477259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11.5447281520586">
                <text:p>-11.544728152058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-12.2132032617976">
                <text:p>-12.213203261797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12.5677786010062">
                <text:p>-12.567778601006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14.1514035219587">
                <text:p>-14.151403521958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14.5969314161818">
                <text:p>-14.59693141618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5.0665533331722">
                <text:p>-15.066553333172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18.5883785142859">
                <text:p>-18.588378514285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21.0871532464518">
                <text:p>-21.087153246451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24.6089784275655">
                <text:p>-24.608978427565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28.1308036086791">
                <text:p>-28.130803608679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-28.1308036086791">
                <text:p>-28.130803608679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30.6295783408451">
                <text:p>-30.629578340845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-34.1514035219587">
                <text:p>-34.15140352195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